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 style:writing-mode="lr-tb"/>
      <style:text-properties style:font-name="Times New Roman" style:font-name-complex="Times New Roman1"/>
    </style:style>
    <style:style style:name="P2" style:family="paragraph" style:parent-style-name="Standard">
      <style:paragraph-properties fo:line-height="200%" fo:text-align="start" style:justify-single-word="false" style:writing-mode="lr-tb"/>
      <style:text-properties officeooo:paragraph-rsid="001558fc"/>
    </style:style>
    <style:style style:name="P3" style:family="paragraph" style:parent-style-name="Heading_20_1">
      <style:paragraph-properties fo:margin-top="0in" fo:margin-bottom="0in" loext:contextual-spacing="false" fo:line-height="200%" fo:text-align="center" style:justify-single-word="false" style:writing-mode="lr-tb"/>
      <style:text-properties style:use-window-font-color="true" style:font-name="Times New Roman" fo:font-size="12pt" fo:language="en" fo:country="US" fo:font-weight="normal" officeooo:rsid="001558fc" officeooo:paragraph-rsid="001558fc" style:letter-kerning="true" style:font-name-asian="Noto Serif CJK SC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P4" style:family="paragraph" style:parent-style-name="Standard">
      <style:paragraph-properties fo:margin-top="0in" fo:margin-bottom="0in" loext:contextual-spacing="false" fo:line-height="200%" fo:text-align="center" style:justify-single-word="false" style:writing-mode="lr-tb"/>
      <style:text-properties style:font-name="Times New Roman" style:font-name-complex="Times New Roman1"/>
    </style:style>
    <style:style style:name="P5" style:family="paragraph" style:parent-style-name="Heading_20_1">
      <style:paragraph-properties fo:margin-top="0in" fo:margin-bottom="0in" loext:contextual-spacing="false" fo:line-height="200%" fo:text-align="center" style:justify-single-word="false" style:writing-mode="lr-tb"/>
    </style:style>
    <style:style style:name="P6" style:family="paragraph" style:parent-style-name="Standard" style:master-page-name="Standard">
      <style:paragraph-properties fo:line-height="200%" fo:text-align="center" style:justify-single-word="false" style:page-number="auto" style:writing-mode="lr-tb"/>
      <style:text-properties style:font-name="Times New Roman" style:font-name-complex="Times New Roman1"/>
    </style:style>
    <style:style style:name="P7" style:family="paragraph" style:parent-style-name="Standard">
      <style:paragraph-properties fo:line-height="200%" fo:text-align="start" style:justify-single-word="false" style:writing-mode="lr-tb"/>
      <style:text-properties officeooo:paragraph-rsid="001558fc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officeooo:paragraph-rsid="001c3b1b"/>
    </style:style>
    <style:style style:name="P9" style:family="paragraph" style:parent-style-name="Standard">
      <style:paragraph-properties fo:line-height="200%" fo:text-align="start" style:justify-single-word="false" fo:break-before="page" style:writing-mode="lr-tb"/>
      <style:text-properties officeooo:paragraph-rsid="001558fc"/>
    </style:style>
    <style:style style:name="T1" style:family="text">
      <style:text-properties officeooo:rsid="001558fc"/>
    </style:style>
    <style:style style:name="T2" style:family="text">
      <style:text-properties officeooo:rsid="001613e2"/>
    </style:style>
    <style:style style:name="T3" style:family="text">
      <style:text-properties style:use-window-font-color="true" style:font-name="Liberation Serif" fo:font-size="12pt" fo:language="en" fo:country="US" officeooo:rsid="001613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16668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en" fo:country="US" officeooo:rsid="00184c5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en" fo:country="US" officeooo:rsid="001ac05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US" officeooo:rsid="001c3b1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use-window-font-color="true" style:font-name="Times New Roman" fo:font-size="12pt" fo:language="en" fo:country="US" fo:font-weight="normal" officeooo:rsid="0019ce2d" style:letter-kerning="true" style:font-name-asian="Noto Serif CJK SC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9" style:family="text">
      <style:text-properties officeooo:rsid="0019ce2d"/>
    </style:style>
    <style:style style:name="T10" style:family="text">
      <style:text-properties style:font-name="Times New Roman" fo:font-size="12pt" fo:font-weight="normal" style:font-name-asian="Noto Serif CJK SC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1558fc" style:font-name-asian="Noto Serif CJK SC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19ce2d" style:font-name-asian="Noto Serif CJK SC" style:font-size-asian="12pt" style:font-weight-asian="normal" style:font-name-complex="Times New Roman1" style:font-size-complex="12pt" style:font-weight-complex="normal"/>
    </style:style>
    <style:style style:name="T13" style:family="text">
      <style:text-properties officeooo:rsid="001ac051"/>
    </style:style>
    <style:style style:name="T14" style:family="text">
      <style:text-properties officeooo:rsid="001c3b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" text:outline-level="1"><text:span text:style-name="T10">Stepping Stone Lab </text:span><text:span text:style-name="T11">T</text:span><text:span text:style-name="T12">hree:</text:span><text:span text:style-name="T11"> </text:span><text:span text:style-name="T8">Branches</text:span></text:h>
      <text:h text:style-name="P3" text:outline-level="1">Code Reflection</text:h>
      <text:p text:style-name="P1"/>
      <text:p text:style-name="P1">Michael Surdek</text:p>
      <text:p text:style-name="P1">Southern New Hampshire University</text:p>
      <text:p text:style-name="P4">IT 511: Object Oriented Application Development</text:p>
      <text:p text:style-name="P1">Professor Francis Manning</text:p>
      <text:p text:style-name="P1">April <text:span text:style-name="T1">1</text:span><text:span text:style-name="T9">7</text:span>, 2022</text:p>
      <text:p text:style-name="P9"><text:tab/><text:span text:style-name="T13">This stepping stone lab was an interesting exercise </text:span><text:span text:style-name="T6">of applying </text:span><text:span text:style-name="T13">conditional branches in object oriented programming. At the beginning, I expected that it would be easy to </text:span><text:span text:style-name="T6">fulfill</text:span><text:span text:style-name="T13"> the objectives of the input verification class in just a </text:span><text:span text:style-name="T6">few lines of code</text:span><text:span text:style-name="T13">. I may have misled myself from the pseudocode activity </text:span><text:span text:style-name="T6">in </text:span><text:span text:style-name="T13">lab one, because I simply added some IF clauses in plain english to the ingredient class. It turned out, however, to be more </text:span><text:span text:style-name="T14">a </text:span><text:span text:style-name="T13">comprehensive </text:span><text:span text:style-name="T14">problem </text:span><text:span text:style-name="T13">when the branch</text:span><text:span text:style-name="T7">es are nested and</text:span><text:span text:style-name="T13"> implemented properly as </text:span><text:span text:style-name="T7">a separate </text:span><text:span text:style-name="T13">class.</text:span></text:p>
      <text:p text:style-name="P8"><text:tab/><text:span text:style-name="T13">As far as the syntax of conditional branches and the java programming language itself, I did not face any significant challenges </text:span><text:span text:style-name="T14">here</text:span><text:span text:style-name="T13">. The only times that I stumbled </text:span><text:span text:style-name="T14">in that regard </text:span><text:span text:style-name="T13">involved the placement and alignment of the braces and else clauses, </text:span><text:span text:style-name="T14">but these were easily debugged and resolved.</text:span></text:p>
      <text:p text:style-name="P8"><text:span text:style-name="T13"><text:tab/>Otherwise, the challenging part of this exercise was thinking through the algortihmic aspects of the intended program. I </text:span><text:span text:style-name="T14">could have directly translated the nested branch area of the sample code into java programming syntax, but I felt that rearranging some of the statements could result in better flow of the input verification class. For example, I </text:span><text:span text:style-name="T7">added a </text:span><text:span text:style-name="T14">condition </text:span><text:span text:style-name="T7">to </text:span><text:span text:style-name="T14">the first branch so that it not only checked that the number of cups </text:span><text:span text:style-name="T7">is</text:span><text:span text:style-name="T14"> less than or equal to 100, but also that it is greater than or equal to 1. Additionally, I reorganized the second and third nested branches so that the program flows logically between the 2 possible attempts, if necessary.</text:span></text:p>
      <text:p text:style-name="P8"><text:tab/><text:span text:style-name="T14">One </text:span><text:span text:style-name="T7">other </text:span><text:span text:style-name="T14">thing that is on my mind after this exercise is how exactly a class like this can be incorporated into the main recipe organizer program to result in a stand-alone application. With that said, I believe it will start to come together for me soon in the upcoming stepping stone labs and final project milestones, and I am excited to learn how it all work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9799in" fo:margin-left="1in" fo:margin-right="1in" style:writing-mode="lr-tb" style:layout-grid-color="#c0c0c0" style:layout-grid-lines="21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9:15:32</meta:creation-date>
    <dc:language>en-US</dc:language>
    <dc:date>2022-04-17T19:14:54.473350119</dc:date>
    <meta:editing-cycles>34</meta:editing-cycles>
    <meta:editing-duration>P1DT2H2M41S</meta:editing-duration>
    <meta:generator>LibreOffice/6.4.7.2$Linux_X86_64 LibreOffice_project/40$Build-2</meta:generator>
    <meta:document-statistic meta:table-count="0" meta:image-count="0" meta:object-count="0" meta:page-count="2" meta:paragraph-count="11" meta:word-count="345" meta:character-count="2046" meta:non-whitespace-character-count="1708"/>
  </office:meta>
</office:document-meta>
</file>